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Statement" style:family="table">
      <style:table-properties style:width="19.001cm" table:align="margins"/>
    </style:style>
    <style:style style:name="TableCargoStatement.A" style:family="table-column">
      <style:table-column-properties style:column-width="2.715cm" style:rel-column-width="9362*"/>
    </style:style>
    <style:style style:name="TableCargoStatement.G" style:family="table-column">
      <style:table-column-properties style:column-width="2.715cm" style:rel-column-width="9363*"/>
    </style:style>
    <style:style style:name="TableCargoStatement.A1" style:family="table-cell">
      <style:table-cell-properties fo:padding="0.097cm" fo:border="0.002cm solid #000000"/>
    </style:style>
    <style:style style:name="TableCargoStateme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Stateme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padding="0.097cm" fo:border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Defects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Defects.A2" style:family="table-cell">
      <style:table-cell-properties fo:padding="0.097cm" fo:border-left="0.002cm solid #000000" fo:border-right="none" fo:border-top="none" fo:border-bottom="0.002cm solid #000000"/>
    </style:style>
    <style:style style:name="TableDefec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" style:family="table">
      <style:table-properties style:width="19.001cm" table:align="margins"/>
    </style:style>
    <style:style style:name="TableWaste.A" style:family="table-column">
      <style:table-column-properties style:column-width="9.5cm" style:rel-column-width="32767*"/>
    </style:style>
    <style:style style:name="TableWaste.A1" style:family="table-cell">
      <style:table-cell-properties fo:padding="0.097cm" fo:border="0.002cm solid #000000"/>
    </style:style>
    <style:style style:name="TableWaste.A2" style:family="table-cell">
      <style:table-cell-properties fo:padding="0.097cm" fo:border-left="0.002cm solid #000000" fo:border-right="none" fo:border-top="none" fo:border-bottom="0.002cm solid #000000"/>
    </style:style>
    <style:style style:name="TableWa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Pivot" style:family="table">
      <style:table-properties style:width="19.001cm" table:align="margins"/>
    </style:style>
    <style:style style:name="TableWastePivot.A" style:family="table-column">
      <style:table-column-properties style:column-width="3.799cm" style:rel-column-width="2154*"/>
    </style:style>
    <style:style style:name="TableWastePivot.B" style:family="table-column">
      <style:table-column-properties style:column-width="2.762cm" style:rel-column-width="1566*"/>
    </style:style>
    <style:style style:name="TableWastePivot.C" style:family="table-column">
      <style:table-column-properties style:column-width="2.514cm" style:rel-column-width="1425*"/>
    </style:style>
    <style:style style:name="TableWastePivot.D" style:family="table-column">
      <style:table-column-properties style:column-width="8.467cm" style:rel-column-width="4800*"/>
    </style:style>
    <style:style style:name="TableWastePivot.E" style:family="table-column">
      <style:table-column-properties style:column-width="1.459cm" style:rel-column-width="827*"/>
    </style:style>
    <style:style style:name="TableWastePivot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WastePivot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WastePivot.A2" style:family="table-cell">
      <style:table-cell-properties fo:padding="0.097cm" fo:border-left="0.002cm solid #000000" fo:border-right="none" fo:border-top="none" fo:border-bottom="0.002cm solid #000000"/>
    </style:style>
    <style:style style:name="TableWastePivo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2985*"/>
    </style:style>
    <style:style style:name="TableRipeness.B" style:family="table-column">
      <style:table-column-properties style:column-width="2.746cm" style:rel-column-width="1557*"/>
    </style:style>
    <style:style style:name="TableRipeness.F" style:family="table-column">
      <style:table-column-properties style:column-width="2.75cm" style:rel-column-width="1559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9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2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3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5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Times New Roman" fo:font-size="12pt" style:text-underline-style="none" style:font-name-asian="Times New Roman2" style:font-size-asian="12pt" style:font-name-complex="Times New Roman2" style:font-size-complex="12pt"/>
    </style:style>
    <style:style style:name="P16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8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9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20" style:family="paragraph" style:parent-style-name="Default">
      <style:paragraph-properties fo:text-align="center" style:justify-single-word="false" style:text-autospace="none"/>
    </style:style>
    <style:style style:name="P21" style:family="paragraph" style:parent-style-name="Default">
      <style:paragraph-properties fo:text-align="start" style:justify-single-word="false" style:text-autospace="none"/>
    </style:style>
    <style:style style:name="P22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3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5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6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7" style:family="paragraph" style:parent-style-name="Default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28" style:family="paragraph" style:parent-style-name="Default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29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30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1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2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3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4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5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6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8" style:family="paragraph" style:parent-style-name="Default">
      <style:paragraph-properties fo:text-align="center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9" style:family="paragraph" style:parent-style-name="Default">
      <style:paragraph-properties style:text-autospace="none"/>
      <style:text-properties fo:color="#000000" style:font-name="Times New Roman2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40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4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42" style:family="paragraph" style:parent-style-name="Default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43" style:family="paragraph" style:parent-style-name="Default" style:list-style-name="">
      <style:paragraph-properties style:text-autospace="none"/>
      <style:text-properties fo:font-size="12pt" style:font-size-asian="12pt" style:font-size-complex="12pt"/>
    </style:style>
    <style:style style:name="P44" style:family="paragraph" style:parent-style-name="Default" style:list-style-name="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45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6" style:family="paragraph" style:parent-style-name="Default" style:list-style-name="">
      <style:paragraph-properties style:text-autospace="non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47" style:family="paragraph" style:parent-style-name="Default" style:list-style-name="">
      <style:paragraph-properties fo:text-align="start" style:justify-single-word="false" style:text-autospace="none"/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48" style:family="paragraph" style:parent-style-name="Default" style:list-style-name="">
      <style:paragraph-properties fo:text-align="center" style:justify-single-word="false" fo:background-color="#cccccc" style:text-autospace="none">
        <style:background-image/>
      </style:paragraph-properties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7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T13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5" style:family="text">
      <style:text-properties fo:color="#000000" style:font-name="Times New Roman2" fo:font-size="10pt" style:font-name-asian="Times New Roman2" style:font-size-asian="10pt" style:font-name-complex="Times New Roman2" style:font-size-complex="10pt"/>
    </style:style>
    <style:style style:name="T16" style:family="text">
      <style:text-properties fo:color="#000000" style:font-name="Times New Roman2" style:font-name-asian="Times New Roman2" style:font-name-complex="Times New Roman2"/>
    </style:style>
    <style:style style:name="T17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8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19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fo:language="en" fo:country="US" style:font-name-asian="Times New Roman2" style:font-name-complex="Times New Roman2"/>
    </style:style>
    <style:style style:name="T21" style:family="text">
      <style:text-properties fo:color="#000000" fo:language="en" fo:country="US" fo:font-weight="bold" style:font-weight-asian="bold" style:font-weight-complex="bold"/>
    </style:style>
    <style:style style:name="T22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5" style:family="text">
      <style:text-properties fo:color="#000000" style:font-name="Times New Roman"/>
    </style:style>
    <style:style style:name="T26" style:family="text">
      <style:text-properties fo:color="#000000" style:font-name="Times New Roman" fo:font-size="11pt" fo:language="en" fo:country="US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T27" style:family="text">
      <style:text-properties fo:color="#000000" style:font-name="Times New Roman" fo:font-size="11pt" fo:language="en" fo:country="US" fo:font-style="italic" fo:font-weight="normal" style:font-name-asian="Bookman Old Style" style:font-size-asian="11pt" style:font-style-asian="italic" style:font-weight-asian="normal" style:font-name-complex="Bookman Old Style" style:font-size-complex="11pt" style:font-style-complex="italic" style:font-weight-complex="normal"/>
    </style:style>
    <style:style style:name="T28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9" style:family="text">
      <style:text-properties fo:color="#000000" fo:font-size="10pt" style:font-name-asian="Times New Roman2" style:font-size-asian="10pt" style:font-name-complex="Times New Roman2" style:font-size-complex="10pt"/>
    </style:style>
    <style:style style:name="T30" style:family="text">
      <style:text-properties fo:color="#000000" style:font-name-asian="Times New Roman2" style:font-name-complex="Times New Roman2"/>
    </style:style>
    <style:style style:name="T31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32" style:family="text">
      <style:text-properties fo:color="#000000" style:font-name="Times New Roman2" fo:font-weight="normal" style:font-name-asian="Times New Roman2" style:font-weight-asian="normal" style:font-name-complex="Times New Roman2" style:font-weight-complex="normal"/>
    </style:style>
    <style:style style:name="T33" style:family="text">
      <style:text-properties fo:color="#000000" style:font-name-asian="Times New Roman2" style:font-name-complex="Times New Roman2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36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37" style:family="text">
      <style:text-properties style:text-line-through-style="none" style:text-underline-style="none" fo:font-weight="normal" style:font-weight-asian="normal" style:font-weight-complex="normal"/>
    </style:style>
    <style:style style:name="T3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weight="normal" style:font-weight-asian="normal" style:font-weight-complex="normal"/>
    </style:style>
    <style:style style:name="T43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44" style:family="text">
      <style:text-properties fo:language="en" fo:country="US" style:font-name-asian="Bookman Old Style" style:font-name-complex="Bookman Old Style"/>
    </style:style>
    <style:style style:name="T45" style:family="text">
      <style:text-properties style:font-name-asian="Bookman Old Style" style:font-name-complex="Bookman Old Style"/>
    </style:style>
    <style:style style:name="T46" style:family="text">
      <style:text-properties fo:language="ru" fo:country="RU"/>
    </style:style>
    <style:style style:name="T4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<text:s/><text:span text:style-name="T9">Applicants for survey: </text:span></text:p>
            <text:p text:style-name="P21"><text:span text:style-name="T9">Company </text:span><text:span text:style-name="T11">{$ReportClientEng}</text:span></text:p>
            <text:p text:style-name="P19"/>
            <text:p text:style-name="P21"><text:s/><text:span text:style-name="T9">Address </text:span></text:p>
            <text:p text:style-name="P13">{$ReportClientAddrEng}</text:p>
            <text:p text:style-name="P4"/>
          </table:table-cell>
          <table:table-cell table:style-name="Таблица1.A1" office:value-type="string">
            <text:p text:style-name="P21"><text:s/><text:span text:style-name="T9">Заказчик инспекции: </text:span></text:p>
            <text:p text:style-name="P21"><text:span text:style-name="T9">Компания</text:span><text:span text:style-name="T10"> </text:span><text:span text:style-name="T11">{$ReportClient}</text:span><text:span text:style-name="T10"> </text:span></text:p>
            <text:p text:style-name="P10"/>
            <text:p text:style-name="P21"><text:s/><text:span text:style-name="T9">Адрес </text:span></text:p>
            <text:p text:style-name="P21"><text:span text:style-name="T11">{$ReportClientAddr}</text:span><text:span text:style-name="T10"> </text:span></text:p>
            <text:p text:style-name="P11"/>
          </table:table-cell>
        </table:table-row>
      </table:table>
      <text:p text:style-name="P20"><text:s/><text:span text:style-name="T34">CARGO SURVEY REPORT </text:span></text:p>
      <text:p text:style-name="P22"><text:span text:style-name="T35">№ </text:span><text:span text:style-name="T36">{$Report}</text:span></text:p>
      <text:p text:style-name="P23">ОТЧЕТ ОБ ИНСПЕКЦИИ ГРУЗА </text:p>
      <text:p text:style-name="P22"><text:span text:style-name="T35">№ </text:span><text:span text:style-name="T36">{$Report}</text:span>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">Container:</text:p>
            <text:p text:style-name="P32">{$number}</text:p>
          </table:table-cell>
          <table:table-cell table:style-name="Таблица2.A1" office:value-type="string">
            <text:p text:style-name="P33">Контейнер:</text:p>
            <text:p text:style-name="P32">{$number}</text:p>
          </table:table-cell>
        </table:table-row>
        <table:table-row>
          <table:table-cell table:style-name="Таблица2.A1" office:value-type="string">
            <text:p text:style-name="P31">Seal: <text:span text:style-name="T37">{$inspection.actualSeal}</text:span><text:span text:style-name="T39"> </text:span></text:p>
          </table:table-cell>
          <table:table-cell table:style-name="Таблица2.A1" office:value-type="string">
            <text:p text:style-name="P33">Пломба: <text:span text:style-name="T38">{$inspection.actualSeal}</text:span></text:p>
          </table:table-cell>
        </table:table-row>
        <table:table-row>
          <table:table-cell table:style-name="Таблица2.A1" office:value-type="string">
            <text:p text:style-name="P31">Description of Goods<text:span text:style-name="T39">: {$actualCargoesEnglishName}</text:span></text:p>
          </table:table-cell>
          <table:table-cell table:style-name="Таблица2.A1" office:value-type="string">
            <text:p text:style-name="P33">Груз<text:span text:style-name="T39">: <text:s/></text:span><text:span text:style-name="T42">{$actualCargoesName}</text:span></text:p>
          </table:table-cell>
        </table:table-row>
        <table:table-row>
          <table:table-cell table:style-name="Таблица2.A1" office:value-type="string">
            <text:p text:style-name="P31">Vessel: <text:span text:style-name="T40">{$voyage.vessel.name}</text:span><text:span text:style-name="T39"> </text:span></text:p>
          </table:table-cell>
          <table:table-cell table:style-name="Таблица2.A1" office:value-type="string">
            <text:p text:style-name="P33">Судно: <text:span text:style-name="T43">{$voyage.vessel.name}</text:span></text:p>
          </table:table-cell>
        </table:table-row>
        <table:table-row>
          <table:table-cell table:style-name="Таблица2.A1" office:value-type="string">
            <text:p text:style-name="P31">Bill of Lading: <text:span text:style-name="T39">{$billOfLadings}</text:span></text:p>
          </table:table-cell>
          <table:table-cell table:style-name="Таблица2.A1" office:value-type="string">
            <text:p text:style-name="P33">Коносамент: <text:span text:style-name="T42">{$billOfLadings}</text:span></text:p>
          </table:table-cell>
        </table:table-row>
        <table:table-row>
          <table:table-cell table:style-name="Таблица2.A1" office:value-type="string">
            <text:p text:style-name="P26"><text:span text:style-name="T22">Port and day of loading: </text:span><text:span text:style-name="T19">{$loadingPort.englishName}</text:span><text:span text:style-name="T24"> </text:span></text:p>
            <text:p text:style-name="P32">{$loadingDate} </text:p>
          </table:table-cell>
          <table:table-cell table:style-name="Таблица2.A1" office:value-type="string">
            <text:p text:style-name="P26"><text:span text:style-name="T22">Порт и дата отгрузки: </text:span><text:span text:style-name="T19">{$loadingPort.name}</text:span></text:p>
            <text:p text:style-name="P32">{$loadingDate}</text:p>
          </table:table-cell>
        </table:table-row>
        <table:table-row>
          <table:table-cell table:style-name="Таблица2.A1" office:value-type="string">
            <text:p text:style-name="P17">Port and day of unloading: <text:span text:style-name="T41"><text:s/></text:span><text:span text:style-name="T42">{</text:span><text:span text:style-name="T38">$dischargePort.englishName}</text:span></text:p>
            <text:p text:style-name="P34">{$dischargeDate}</text:p>
          </table:table-cell>
          <table:table-cell table:style-name="Таблица2.A1" office:value-type="string">
            <text:p text:style-name="P17">Порт и дата выгрузки: </text:p>
            <text:p text:style-name="P14">{$dischargePort.name}</text:p>
            <text:p text:style-name="P34">{$dischargeDate}</text:p>
          </table:table-cell>
        </table:table-row>
        <table:table-row>
          <table:table-cell table:style-name="Таблица2.A1" office:value-type="string">
            <text:p text:style-name="P17">Shipper: </text:p>
            <text:p text:style-name="P34">{$cargoSuppliersEng}</text:p>
          </table:table-cell>
          <table:table-cell table:style-name="Таблица2.A1" office:value-type="string">
            <text:p text:style-name="P17">Отправитель:</text:p>
            <text:p text:style-name="P34">{$cargoSuppliers}</text:p>
          </table:table-cell>
        </table:table-row>
        <table:table-row>
          <table:table-cell table:style-name="Таблица2.A1" office:value-type="string">
            <text:p text:style-name="P31">Order №: <text:span text:style-name="T45">{$orders}</text:span> <text:s/></text:p>
          </table:table-cell>
          <table:table-cell table:style-name="Таблица2.A1" office:value-type="string">
            <text:p text:style-name="P33">Заказ №: <text:span text:style-name="T44">{$orders}</text:span> </text:p>
          </table:table-cell>
        </table:table-row>
        <table:table-row>
          <table:table-cell table:style-name="Таблица2.A1" office:value-type="string">
            <text:p text:style-name="P31">Invoice №: <text:span text:style-name="T45">{$invoices}</text:span> <text:s/></text:p>
          </table:table-cell>
          <table:table-cell table:style-name="Таблица2.A1" office:value-type="string">
            <text:p text:style-name="P33">Инвойс №: <text:span text:style-name="T44">{$invoices}</text:span> </text:p>
          </table:table-cell>
        </table:table-row>
        <table:table-row>
          <table:table-cell table:style-name="Таблица2.A1" office:value-type="string">
            <text:p text:style-name="P17">Receiver: </text:p>
            <text:p text:style-name="P18">{$CargoReceiverNameEng}</text:p>
            <text:p text:style-name="P18">{$CargoReceiverAddrEng}</text:p>
          </table:table-cell>
          <table:table-cell table:style-name="Таблица2.A1" office:value-type="string">
            <text:p text:style-name="P17">Получатель:</text:p>
            <text:p text:style-name="P18">{$CargoReceiverName}</text:p>
            <text:p text:style-name="P18">{$CargoReceiverAddr}</text:p>
          </table:table-cell>
        </table:table-row>
        <table:table-row>
          <table:table-cell table:style-name="Таблица2.A1" office:value-type="string">
            <text:p text:style-name="P31">Date of inspection request<text:span text:style-name="T39">: </text:span><text:span text:style-name="T37">{$inspection.surveyRequestDate}</text:span></text:p>
          </table:table-cell>
          <table:table-cell table:style-name="Таблица2.A1" office:value-type="string">
            <text:p text:style-name="P33">Дата заявки на инспекцию:<text:span text:style-name="T38">{$inspection.surveyRequestDate}</text:span></text:p>
          </table:table-cell>
        </table:table-row>
        <table:table-row>
          <table:table-cell table:style-name="Таблица2.A1" office:value-type="string">
            <text:p text:style-name="P31">Date of Survey Conducted<text:span text:style-name="T39">: </text:span><text:span text:style-name="T37">{$inspection.surveyDate}</text:span></text:p>
          </table:table-cell>
          <table:table-cell table:style-name="Таблица2.A1" office:value-type="string">
            <text:p text:style-name="P33"><text:span text:style-name="T41">Дата проведения инспекции: </text:span><text:span text:style-name="T38">{$inspection.surveyDate}</text:span></text:p>
          </table:table-cell>
        </table:table-row>
        <table:table-row>
          <table:table-cell table:style-name="Таблица2.A1" office:value-type="string">
            <text:p text:style-name="P17">Place of survey: </text:p>
            <text:p text:style-name="P14">{$inspection.surveyPlace.englishName}</text:p>
          </table:table-cell>
          <table:table-cell table:style-name="Таблица2.A1" office:value-type="string">
            <text:p text:style-name="P17">Место инспекции: </text:p>
            <text:p text:style-name="P14">{$inspection.surveyPlace.russianName}</text:p>
          </table:table-cell>
        </table:table-row>
        <table:table-row>
          <table:table-cell table:style-name="Таблица2.A1" office:value-type="string">
            <text:p text:style-name="P12">Unloading on a warehouse/in a motor vehicle:</text:p>
          </table:table-cell>
          <table:table-cell table:style-name="Таблица2.A1" office:value-type="string">
            <text:p text:style-name="P16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12">Type of packing:</text:p>
          </table:table-cell>
          <table:table-cell table:style-name="Таблица2.A1" office:value-type="string">
            <text:p text:style-name="P16">Вид упаковки:</text:p>
          </table:table-cell>
        </table:table-row>
      </table:table>
      <text:p text:style-name="P25"/>
      <text:p text:style-name="P35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30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25"/>
      <text:p text:style-name="P35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29"><text:span text:style-name="T13">Shipping </text:span><text:span text:style-name="T14">m</text:span><text:span text:style-name="T13">ark</text:span><text:span text:style-name="T14">s</text:span><text:span text:style-name="T13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2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Normative paper of survey: </text:p>
          </table:table-cell>
          <table:table-cell table:style-name="Таблица4.A1" office:value-type="string">
            <text:p text:style-name="P28"><text:span text:style-name="T25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6">{$surveyPaper}</text:p>
          </table:table-cell>
          <table:table-cell table:style-name="Таблица4.A1" office:value-type="string">
            <text:p text:style-name="P6">{$surveyPaper}</text:p>
          </table:table-cell>
        </table:table-row>
      </table:table>
      <text:p text:style-name="P25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P38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P40">Refrigerator trailer / Рефрижераторная тележка </text:p>
          </table:table-cell>
          <table:table-cell table:style-name="TableMeasurementTemperature.A2" office:value-type="string">
            <text:p text:style-name="P40">Recommended temperature condition of transportation and storage Рекомендуемый температурный режим транспортировки и хранения </text:p>
            <text:p text:style-name="P7"/>
          </table:table-cell>
          <table:table-cell table:style-name="TableMeasurementTemperature.C2" office:value-type="string">
            <text:p text:style-name="P40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5"/>
          </table:table-cell>
          <table:table-cell table:style-name="TableMeasurementTemperature.A3" office:value-type="string">
            <text:p text:style-name="P5"/>
          </table:table-cell>
          <table:table-cell table:style-name="TableMeasurementTemperature.C3" office:value-type="string">
            <text:p text:style-name="P5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8"/>
          </table:table-cell>
        </table:table-row>
        <table:table-row>
          <table:table-cell table:style-name="TableMobileThermoUnit.A2" office:value-type="string">
            <text:p text:style-name="P8"/>
          </table:table-cell>
        </table:table-row>
      </table:table>
      <text:p text:style-name="P25"/>
      <table:table table:name="TableCargoStatement" table:style-name="TableCargoStatement">
        <table:table-column table:style-name="TableCargoStatement.A" table:number-columns-repeated="6"/>
        <table:table-column table:style-name="TableCargoStatement.G"/>
        <table:table-row>
          <table:table-cell table:style-name="TableCargoStatement.A1" table:number-columns-spanned="7" office:value-type="string">
            <text:p text:style-name="P36"><text:span text:style-name="T16">The statement and the actual amount of </text:span><text:span text:style-name="T16">cargo</text:span><text:span text:style-name="T16"> /Заявленное и фактическое количество груза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CargoStatement.A2" office:value-type="string">
            <text:p text:style-name="P41">Description/ Описание </text:p>
          </table:table-cell>
          <table:table-cell table:style-name="TableCargoStatement.A2" office:value-type="string">
            <text:p text:style-name="P41">Manifested Quantity/ Заявленное количество </text:p>
          </table:table-cell>
          <table:table-cell table:style-name="TableCargoStatement.A2" office:value-type="string">
            <text:p text:style-name="P7">Actual Quantity/</text:p>
            <text:p text:style-name="P7">Фактическое</text:p>
            <text:p text:style-name="P7">количество</text:p>
          </table:table-cell>
          <table:table-cell table:style-name="TableCargoStatement.A2" office:value-type="string">
            <text:p text:style-name="P41">Shortage/ Surplus/ Недостача/ </text:p>
            <text:p text:style-name="P41">Излишек </text:p>
          </table:table-cell>
          <table:table-cell table:style-name="TableCargoStatement.A2" office:value-type="string">
            <text:p text:style-name="P41">Actual calibre / Фактический калибр </text:p>
          </table:table-cell>
          <table:table-cell table:style-name="TableCargoStatement.A2" office:value-type="string">
            <text:p text:style-name="P41">Quantity pallets/ Количество </text:p>
            <text:p text:style-name="P41">паллет </text:p>
          </table:table-cell>
          <table:table-cell table:style-name="TableCargoStatement.G2" office:value-type="string">
            <text:p text:style-name="P41">Commodity look/ </text:p>
            <text:p text:style-name="P15">Товарный </text:p>
            <text:p text:style-name="P41">вид </text:p>
          </table:table-cell>
        </table:table-row>
        <table:table-row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G2" office:value-type="string">
            <text:p text:style-name="P27"/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9">Representative quantities of boxes were sorted out and the following was ascertained/ Представительное количество коробок было отобрано случайным образом и установлены следующие результаты: </text:p>
          </table:table-cell>
        </table:table-row>
      </table:table>
      <table:table table:name="TableDefects" table:style-name="TableDefects">
        <table:table-column table:style-name="TableDefects.A" table:number-columns-repeated="2"/>
        <table:table-row>
          <table:table-cell table:style-name="TableDefects.A1" office:value-type="string">
            <text:p text:style-name="P42"><text:span text:style-name="T16">Damage recorded and related to discrepancy Class I/ Повреждения, зафиксированные и относящиеся к несоответствию I сорту</text:span></text:p>
          </table:table-cell>
          <table:table-cell table:style-name="TableDefects.B1" office:value-type="string">
            <text:p text:style-name="P42"><text:span text:style-name="T16">Damage recorded and related to discrepancy minimum requirements and Class II/ Повреждения, зафиксированные и относящиеся к несоответствию минимальным требованиям и II сорту </text:span></text:p>
          </table:table-cell>
        </table:table-row>
        <table:table-row>
          <table:table-cell table:style-name="TableDefects.A2" office:value-type="string">
            <text:p text:style-name="P5"/>
          </table:table-cell>
          <table:table-cell table:style-name="TableDefects.B2" office:value-type="string">
            <text:p text:style-name="P5"/>
          </table:table-cell>
        </table:table-row>
      </table:table>
      <table:table table:name="TableWaste" table:style-name="TableWaste">
        <table:table-column table:style-name="TableWaste.A" table:number-columns-repeated="2"/>
        <table:table-row>
          <table:table-cell table:style-name="TableWaste.A1" table:number-columns-spanned="2" office:value-type="string">
            <text:p text:style-name="P56">Waste/<text:span text:style-name="T46">Брак</text:span></text:p>
          </table:table-cell>
          <table:covered-table-cell/>
        </table:table-row>
        <table:table-row>
          <table:table-cell table:style-name="TableWaste.A2" office:value-type="string">
            <text:p text:style-name="P5"/>
          </table:table-cell>
          <table:table-cell table:style-name="TableWaste.B2" office:value-type="string">
            <text:p text:style-name="P5"/>
          </table:table-cell>
        </table:table-row>
      </table:table>
      <table:table table:name="TableWastePivot" table:style-name="TableWastePivot">
        <table:table-column table:style-name="TableWastePivot.A"/>
        <table:table-column table:style-name="TableWastePivot.B"/>
        <table:table-column table:style-name="TableWastePivot.C"/>
        <table:table-column table:style-name="TableWastePivot.D"/>
        <table:table-column table:style-name="TableWastePivot.E"/>
        <table:table-row>
          <table:table-cell table:style-name="TableWastePivot.A1" office:value-type="string">
            <text:p text:style-name="P44"><text:span text:style-name="T20">Container</text:span><text:span text:style-name="T30"> / Контейнер </text:span></text:p>
          </table:table-cell>
          <table:table-cell table:style-name="TableWastePivot.A1" office:value-type="string">
            <text:p text:style-name="P44"><text:span text:style-name="T30">Class I Первый сорт, % </text:span></text:p>
            <text:p text:style-name="P7"/>
          </table:table-cell>
          <table:table-cell table:style-name="TableWastePivot.A1" office:value-type="string">
            <text:p text:style-name="P44"><text:span text:style-name="T30">Class II Второй сорт, % </text:span></text:p>
            <text:p text:style-name="P7"/>
          </table:table-cell>
          <table:table-cell table:style-name="TableWastePivot.A1" office:value-type="string">
            <text:p text:style-name="P44"><text:span text:style-name="T30">Discrepancy Class II , minimum requirements / Несоответствие II сорту и минимальным требованиям </text:span></text:p>
          </table:table-cell>
          <table:table-cell table:style-name="TableWastePivot.E1" office:value-type="string">
            <text:p text:style-name="P44"><text:span text:style-name="T30">Loss, брак, % </text:span></text:p>
          </table:table-cell>
        </table:table-row>
        <text:soft-page-break/>
        <table:table-row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E2" office:value-type="string">
            <text:p text:style-name="P5"/>
          </table:table-cell>
        </table:table-row>
      </table:table>
      <text:p text:style-name="P25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P48"><text:span text:style-name="T18">Scale of ripeness/Шкала зрелости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5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54">Контейнер</text:p>
          </table:table-cell>
          <table:table-cell table:style-name="TableRipeness.A2" office:value-type="string">
            <text:p text:style-name="P44"><text:span text:style-name="T30">Цвет по OCDE (2-3) </text:span></text:p>
          </table:table-cell>
          <table:table-cell table:style-name="TableRipeness.A2" office:value-type="string">
            <text:p text:style-name="P44"><text:span text:style-name="T30">Цвет по OCDE (4-5) </text:span></text:p>
          </table:table-cell>
          <table:table-cell table:style-name="TableRipeness.A2" office:value-type="string">
            <text:p text:style-name="P44"><text:span text:style-name="T30">Цвет по OCDE (6-7) </text:span></text:p>
          </table:table-cell>
          <table:table-cell table:style-name="TableRipeness.F2" office:value-type="string">
            <text:p text:style-name="P44"><text:span text:style-name="T30">Цвет по OCDE (8-10) </text:span></text:p>
          </table:table-cell>
        </table:table-row>
        <table:table-row>
          <table:covered-table-cell/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F3" office:value-type="string">
            <text:p text:style-name="P5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3"><text:span text:style-name="T18">Following pallets have been looked through:</text:span></text:p>
            <text:p text:style-name="P43"><text:span text:style-name="T18">Были досмотрены следующие паллеты:</text:span></text:p>
          </table:table-cell>
        </table:table-row>
      </table:table>
      <table:table table:name="TableSurveyPallets" table:style-name="TableSurveyPallets">
        <table:table-column table:style-name="TableSurveyPallets.A" table:number-columns-repeated="4"/>
        <table:table-row>
          <table:table-cell table:style-name="TableSurveyPallets.A1" office:value-type="string">
            <text:p text:style-name="P50">Container/</text:p>
            <text:p text:style-name="P54">Контейнер</text:p>
          </table:table-cell>
          <table:table-cell table:style-name="TableSurveyPallets.A1" office:value-type="string">
            <text:p text:style-name="P44"><text:span text:style-name="T30">Average weight of box with cargo/ Средний вес коробки с грузом, кг </text:span></text:p>
          </table:table-cell>
          <table:table-cell table:style-name="TableSurveyPallets.A1" office:value-type="string">
            <text:p text:style-name="P44"><text:span text:style-name="T30">Average weight of empty package/ Средний вес пустой тары кг </text:span></text:p>
          </table:table-cell>
          <table:table-cell table:style-name="TableSurveyPallets.D1" office:value-type="string">
            <text:p text:style-name="P44"><text:span text:style-name="T30">Average weight of cargo/ Средний вес груза кг </text:span></text:p>
          </table:table-cell>
        </table:table-row>
        <table:table-row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D2" office:value-type="string">
            <text:p text:style-name="P5"/>
          </table:table-cell>
        </table:table-row>
      </table:table>
      <text:p text:style-name="P25"/>
      <table:table table:name="Таблица7" table:style-name="Таблица7">
        <table:table-column table:style-name="Таблица7.A" table:number-columns-repeated="2"/>
        <table:table-row>
          <table:table-cell office:value-type="string">
            <text:p text:style-name="P46"><text:span text:style-name="T23">Condition of </text:span><text:span text:style-name="T21">Package</text:span><text:span text:style-name="T23">. </text:span></text:p>
            <text:p text:style-name="P47"><text:span text:style-name="T8">{$PackageConditionEng}</text:span></text:p>
          </table:table-cell>
          <table:table-cell office:value-type="string">
            <text:p text:style-name="P55">Состояние упаковки:</text:p>
            <text:p text:style-name="P47"><text:span text:style-name="T8">{$PackageCondition}</text:span></text:p>
          </table:table-cell>
        </table:table-row>
        <table:table-row>
          <table:table-cell office:value-type="string">
            <text:p text:style-name="P51">InspectorConclusion:</text:p>
            <text:p text:style-name="P51">{<text:span text:style-name="T39">$InspectorConclusionEng}</text:span></text:p>
          </table:table-cell>
          <table:table-cell office:value-type="string">
            <text:p text:style-name="P55">Заключение инспектора:</text:p>
            <text:p text:style-name="P52">{$InspectorConclusion}</text:p>
          </table:table-cell>
        </table:table-row>
      </table:table>
      <text:p text:style-name="P25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3"><text:span text:style-name="T17">In the inspected parcel of cargo (Invoice №: </text:span><text:span text:style-name="T28">{$invoices}</text:span><text:span text:style-name="T17">-) the average index of cargo quality/ В проинспектированной партии груза (Инвойс №: </text:span><text:span text:style-name="T28">{$invoices}</text:span><text:span text:style-name="T17">-) средний показатель качества груза: 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02T10:45:30.16</dc:date>
    <meta:editing-duration>P1DT10H27M36S</meta:editing-duration>
    <meta:editing-cycles>128</meta:editing-cycles>
    <meta:generator>LibreOffice/3.3$Win32 LibreOffice_project/330m19$Build-202</meta:generator>
    <meta:document-statistic meta:table-count="18" meta:image-count="1" meta:object-count="0" meta:page-count="4" meta:paragraph-count="121" meta:word-count="451" meta:character-count="3848"/>
  </office:meta>
</office:document-meta>
</file>